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nput</text:h>
                    <text:list>
                        <text:list-item>
                            <text:h text:style-name="Heading_20_2" text:outline-level="2">Description</text:h>
                        </text:list-item>
                    </text:list>
                </text:list-item>
            </text:list>

            <text:p text:style-name="Standard">Adds data input to a user action or user widget.</text:p>

            
                <text:list xml:id="list_Input2" text:continue-numbering="true" text:continue-list="list_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nput name.</text:p>,
                                            <text:list xml:id="list_Input6" text:continue-numbering="true" text:continue-list="list_Input5"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Input data typ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nput7" text:continue-numbering="true" text:continue-list="list_Inpu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8" text:continue-numbering="true" text:continue-list="list_Inpu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put9" text:continue-numbering="true" text:continue-list="list_Inpu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put10" text:continue-numbering="true" text:continue-list="list_Inpu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11" text:continue-numbering="true" text:continue-list="list_Inpu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Input3" text:continue-numbering="true" text:continue-list="list_Input2" text:style-name="Outline">
                    <text:list-item>
                        <text:list>
                            <text:list-item>
                                <text:h text:style-name="Heading_20_2" text:outline-level="2">Inputs</text:h>
                            </text:list-item>
                        </text:list>
                    </text:list-item>
                </text:list>

                

            
                <text:list xml:id="list_Input4" text:continue-numbering="true" text:continue-list="list_Input3" text:style-name="Outline">
                    <text:list-item>
                        <text:list>
                            <text:list-item>
                                <text:h text:style-name="Heading_20_2" text:outline-level="2">Outputs</text:h>
                            </text:list-item>
                        </text:list>
                    </text:list-item>
                </text:list>

                
                            <text:list xml:id="list_Inpu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he data received by the caller of the user action is passed through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